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6B300006EB10E1A9B2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354in" svg:y="-0.6291in" svg:width="6.9252in" svg:height="10.8417in" draw:z-index="0"><draw:image xlink:href="Pictures/20000007000046B300006EB10E1A9B2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   </meta:initial-creator>
    <meta:creation-date>2016-11-06T21:10:24.75</meta:creation-date>
    <meta:document-statistic meta:table-count="0" meta:image-count="1" meta:object-count="0" meta:page-count="1" meta:paragraph-count="0" meta:word-count="0" meta:character-count="0"/>
    <dc:date>2016-11-06T21:18:08.14</dc:date>
    <dc:creator>   </dc:creator>
    <meta:editing-duration>PT7M43S</meta:editing-duration>
    <meta:editing-cycles>1</meta:editing-cycles>
    <meta:generator>OpenOffice/4.1.2$Win32 OpenOffice.org_project/412m3$Build-9782</meta:generator>
  </office:meta>
</office:document-meta>
</file>